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ela1" style:family="table">
      <style:table-properties style:width="17.489cm" fo:margin-top="0cm" fo:margin-bottom="0cm" table:align="center" style:writing-mode="lr-tb"/>
    </style:style>
    <style:style style:name="Tabela1.A" style:family="table-column">
      <style:table-column-properties style:column-width="7.011cm"/>
    </style:style>
    <style:style style:name="Tabela1.B" style:family="table-column">
      <style:table-column-properties style:column-width="10.47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2" style:family="table-row">
      <style:table-row-properties style:min-row-height="1.069cm" style:keep-together="true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a1.3" style:family="table-row">
      <style:table-row-properties style:min-row-height="2.26cm" style:keep-together="true" fo:keep-together="auto"/>
    </style:style>
    <style:style style:name="Tabela1.4" style:family="table-row">
      <style:table-row-properties style:min-row-height="2.427cm" style:keep-together="true" fo:keep-together="auto"/>
    </style:style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language-asian="ja" style:country-asian="JP"/>
    </style:style>
    <style:style style:name="P2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language-asian="ja" style:country-asian="JP" style:font-weight-asian="bold"/>
    </style:style>
    <style:style style:name="P3" style:family="paragraph" style:parent-style-name="Standard">
      <style:text-properties style:font-name="Calibri1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Calibri1" fo:font-size="11pt" style:font-size-asian="11pt" style:font-size-complex="11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Calibri1" fo:font-size="16pt" style:font-size-asian="16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center" style:horizontal-rel="page-content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Ramka1" text:anchor-type="paragraph" svg:y="1.536cm" svg:width="17.489cm" draw:z-index="0"><draw:text-box fo:min-height="0.041cm"><table:table table:name="Tabela1" table:style-name="Tabela1"><table:table-column table:style-name="Tabela1.A"/><table:table-column table:style-name="Tabela1.B"/><table:table-row table:style-name="Tabela1.1"><table:table-cell table:style-name="Tabela1.A1" table:number-columns-spanned="2" office:value-type="string"><text:p text:style-name="P2">Politechnika Świętokrzyska w Kielcach</text:p><text:p text:style-name="P2">Wydział Elektroniki, Automatyki i Informatyki</text:p></table:table-cell><table:covered-table-cell/></table:table-row><table:table-row table:style-name="Tabela1.2"><table:table-cell table:style-name="Tabela1.A2" table:number-columns-spanned="2" office:value-type="string"><text:p text:style-name="P1">Projekt: <text:span text:style-name="T1">Technologie obiektowe</text:span></text:p></table:table-cell><table:covered-table-cell/></table:table-row><table:table-row table:style-name="Tabela1.3"><table:table-cell table:style-name="Tabela1.A2" table:number-rows-spanned="2" office:value-type="string"><text:p text:style-name="P2">Etap 4</text:p></table:table-cell><table:table-cell table:style-name="Tabela1.A2" office:value-type="string"><text:p text:style-name="P1">Wykonał: <text:span text:style-name="T1">Szymon Ciepluch</text:span></text:p><text:p text:style-name="P2"/><text:p text:style-name="P2"/></table:table-cell></table:table-row><table:table-row table:style-name="Tabela1.4"><table:covered-table-cell/><table:table-cell table:style-name="Tabela1.A2" office:value-type="string"><text:p text:style-name="P1">Data wykonania:</text:p><text:p text:style-name="P2">03.05.2020</text:p><text:p text:style-name="P2"/></table:table-cell></table:table-row></table:table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2">1. Co zostało zrealizowane<text:line-break/></text:span><text:span text:style-name="T3">Przebudowano strukturę projektu, dodano obsługę bazy danych (java), dodano szablon klasy (flask), która będzie zbudowana i podstawie danych pobranych z tabeli</text:span></text:p>
      <text:p text:style-name="P5"><text:span text:style-name="T2">2. Co będzie realizowane w kolejnym etapie<text:line-break/></text:span><text:span text:style-name="T3">Doprowadzenie do sytuacji, w której po uruchomieniu aplikacji endpointy będą już dostępny </text:span><text:line-break/><text:line-break/><text:span text:style-name="T2">3. Problemy<text:line-break/></text:span></text:p>
      <text:p text:style-name="P5"><text:span text:style-name="T2">4. Statystyki dotyczące kodu źródłowego (suma)<text:line-break/></text:span><text:span text:style-name="T3">Liczba plików: 8<text:line-break/>Wielkość plików: ~12KB<text:line-break/>Liczba wierszy: ~153<text:line-break/><text:line-break/></text:span><text:span text:style-name="T2">5. Statystyki dotyczące plików tekstowych (suma)<text:line-break/></text:span><text:span text:style-name="T3">Liczba plików:5<text:line-break/>Wielkość plików: ~30KB<text:line-break/>Liczba znaków: ~5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-asian="Calibri2" style:language-asian="ja" style:country-asian="JP"/>
    </style:style>
    <style:style style:name="Heading" style:family="paragraph" style:parent-style-name="Standard_20__28_user_29_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Arial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Standard_20__28_user_29_" style:display-name="Standard (user)" style:family="paragraph" style:default-outline-level="">
      <style:paragraph-properties loext:contextual-spacing="false" fo:margin-top="0cm" fo:margin-bottom="0cm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size="12pt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l</meta:initial-creator>
    <meta:editing-cycles>101</meta:editing-cycles>
    <meta:creation-date>2015-11-11T20:02:00</meta:creation-date>
    <dc:date>2020-05-03T17:12:51.94</dc:date>
    <meta:editing-duration>P1DT7H33M46S</meta:editing-duration>
    <meta:generator>OpenOffice/4.1.7$Win32 OpenOffice.org_project/417m1$Build-9800</meta:generator>
    <dc:creator>Szymon Ciepluch</dc:creator>
    <meta:document-statistic meta:table-count="1" meta:image-count="0" meta:object-count="0" meta:page-count="2" meta:paragraph-count="10" meta:word-count="95" meta:character-count="7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